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nconsolata" svg:font-family="Inconsolata" style:font-family-generic="roman"/>
    <style:font-face style:name="Utopia-Bold" svg:font-family="Utopia-Bold" style:font-family-generic="roman"/>
    <style:font-face style:name="Utopia-Regular" svg:font-family="Utopia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3e71" officeooo:paragraph-rsid="000e3e71"/>
    </style:style>
    <style:style style:name="P2" style:family="paragraph" style:parent-style-name="Standard">
      <style:text-properties officeooo:rsid="000f6fb1" officeooo:paragraph-rsid="000f6fb1"/>
    </style:style>
    <style:style style:name="P3" style:family="paragraph" style:parent-style-name="Standard">
      <style:text-properties officeooo:rsid="00103bdf" officeooo:paragraph-rsid="00103bdf"/>
    </style:style>
    <style:style style:name="P4" style:family="paragraph" style:parent-style-name="Standard">
      <style:text-properties officeooo:rsid="0013ec3f" officeooo:paragraph-rsid="0013ec3f"/>
    </style:style>
    <style:style style:name="P5" style:family="paragraph" style:parent-style-name="Standard">
      <style:text-properties fo:font-size="12pt" officeooo:paragraph-rsid="001e2170" style:font-size-asian="12pt" style:font-size-complex="12pt"/>
    </style:style>
    <style:style style:name="P6" style:family="paragraph" style:parent-style-name="Standard">
      <style:text-properties fo:color="#000000" officeooo:paragraph-rsid="0013ec3f"/>
    </style:style>
    <style:style style:name="P7" style:family="paragraph" style:parent-style-name="Standard">
      <style:text-properties fo:color="#000000" fo:font-size="12pt" officeooo:rsid="0013ec3f" officeooo:paragraph-rsid="0013ec3f" style:font-size-asian="12pt" style:font-size-complex="12pt"/>
    </style:style>
    <style:style style:name="P8" style:family="paragraph" style:parent-style-name="Standard">
      <style:text-properties fo:color="#000000" fo:font-size="12pt" officeooo:rsid="0013ec3f" officeooo:paragraph-rsid="001500db" style:font-size-asian="12pt" style:font-size-complex="12pt"/>
    </style:style>
    <style:style style:name="P9" style:family="paragraph" style:parent-style-name="Standard">
      <style:text-properties fo:color="#000000" fo:font-size="12pt" officeooo:rsid="0013ec3f" officeooo:paragraph-rsid="0018c817" style:font-size-asian="12pt" style:font-size-complex="12pt"/>
    </style:style>
    <style:style style:name="P10" style:family="paragraph" style:parent-style-name="Standard">
      <style:text-properties fo:color="#000000" fo:font-size="12pt" officeooo:rsid="001500db" officeooo:paragraph-rsid="0018c817" style:font-size-asian="12pt" style:font-size-complex="12pt"/>
    </style:style>
    <style:style style:name="P11" style:family="paragraph" style:parent-style-name="Standard">
      <style:text-properties fo:color="#000000" fo:font-size="12pt" officeooo:rsid="001500db" officeooo:paragraph-rsid="001e2170" style:font-size-asian="12pt" style:font-size-complex="12pt"/>
    </style:style>
    <style:style style:name="P12" style:family="paragraph" style:parent-style-name="Standard">
      <style:text-properties fo:color="#000000" fo:font-size="12pt" officeooo:rsid="001500db" officeooo:paragraph-rsid="00208f91" style:font-size-asian="12pt" style:font-size-complex="12pt"/>
    </style:style>
    <style:style style:name="P13" style:family="paragraph" style:parent-style-name="Standard">
      <style:text-properties fo:color="#000000" fo:font-size="12pt" officeooo:paragraph-rsid="0018c817" style:font-size-asian="12pt" style:font-size-complex="12pt"/>
    </style:style>
    <style:style style:name="P14" style:family="paragraph" style:parent-style-name="Standard">
      <style:text-properties fo:color="#000000" fo:font-size="12pt" officeooo:rsid="001d3df7" officeooo:paragraph-rsid="001e2170" style:font-size-asian="12pt" style:font-size-complex="12pt"/>
    </style:style>
    <style:style style:name="P15" style:family="paragraph" style:parent-style-name="Standard">
      <style:text-properties fo:color="#000000" fo:font-size="12pt" officeooo:rsid="0021b7a5" officeooo:paragraph-rsid="0021b7a5" style:font-size-asian="12pt" style:font-size-complex="12pt"/>
    </style:style>
    <style:style style:name="P16" style:family="paragraph" style:parent-style-name="Standard">
      <style:text-properties fo:color="#000000" officeooo:rsid="0013ec3f" officeooo:paragraph-rsid="0013ec3f"/>
    </style:style>
    <style:style style:name="P17" style:family="paragraph" style:parent-style-name="Standard">
      <style:paragraph-properties fo:text-align="start" style:justify-single-word="false"/>
      <style:text-properties fo:color="#000000" style:font-name="Inconsolata" fo:font-size="12pt" officeooo:rsid="00103bdf" style:font-size-asian="12pt" style:font-size-complex="12pt"/>
    </style:style>
    <style:style style:name="P18" style:family="paragraph" style:parent-style-name="Standard">
      <style:text-properties fo:color="#000000" style:font-name="Inconsolata" fo:font-size="12pt" officeooo:rsid="0013ec3f" officeooo:paragraph-rsid="0013ec3f" style:font-size-asian="12pt" style:font-size-complex="12pt"/>
    </style:style>
    <style:style style:name="P19" style:family="paragraph" style:parent-style-name="Standard">
      <style:text-properties fo:color="#000000" style:font-name="Inconsolata" fo:font-size="12pt" officeooo:rsid="0013ec3f" officeooo:paragraph-rsid="001500db" style:font-size-asian="12pt" style:font-size-complex="12pt"/>
    </style:style>
    <style:style style:name="P20" style:family="paragraph" style:parent-style-name="Standard">
      <style:text-properties fo:color="#000000" style:font-name="Inconsolata" fo:font-size="12pt" officeooo:rsid="0013ec3f" officeooo:paragraph-rsid="0018c817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style:font-name="Inconsolata" fo:font-size="12pt" style:font-size-asian="12pt" style:font-size-complex="12pt"/>
    </style:style>
    <style:style style:name="P22" style:family="paragraph" style:parent-style-name="Standard">
      <style:text-properties fo:color="#000000" style:font-name="Utopia-Regular" fo:font-size="12pt" officeooo:rsid="001ab9de" officeooo:paragraph-rsid="0018c817" style:font-size-asian="12pt" style:font-size-complex="12pt"/>
    </style:style>
    <style:style style:name="P23" style:family="paragraph" style:parent-style-name="Standard">
      <style:text-properties fo:color="#000000" style:font-name="Utopia-Regular" fo:font-size="12pt" officeooo:rsid="001d3df7" officeooo:paragraph-rsid="001d3df7" style:font-size-asian="12pt" style:font-size-complex="12pt"/>
    </style:style>
    <style:style style:name="P24" style:family="paragraph" style:parent-style-name="Standard">
      <style:text-properties fo:color="#000000" style:font-name="Utopia-Regular" fo:font-size="12pt" officeooo:rsid="001e2170" officeooo:paragraph-rsid="001e2170" style:font-size-asian="12pt" style:font-size-complex="12pt"/>
    </style:style>
    <style:style style:name="P25" style:family="paragraph" style:parent-style-name="Standard">
      <style:text-properties fo:color="#000000" style:font-name="Utopia-Regular" fo:font-size="12pt" officeooo:rsid="001e2170" officeooo:paragraph-rsid="00208f91" style:font-size-asian="12pt" style:font-size-complex="12pt"/>
    </style:style>
    <style:style style:name="P26" style:family="paragraph" style:parent-style-name="Standard">
      <style:text-properties fo:color="#000000" style:font-name="Utopia-Regular" fo:font-size="12pt" officeooo:rsid="0021b7a5" officeooo:paragraph-rsid="0021b7a5" style:font-size-asian="12pt" style:font-size-complex="12pt"/>
    </style:style>
    <style:style style:name="T1" style:family="text">
      <style:text-properties officeooo:rsid="00125a8b"/>
    </style:style>
    <style:style style:name="T2" style:family="text">
      <style:text-properties officeooo:rsid="0013173b"/>
    </style:style>
    <style:style style:name="T3" style:family="text">
      <style:text-properties officeooo:rsid="0013ec3f"/>
    </style:style>
    <style:style style:name="T4" style:family="text">
      <style:text-properties fo:color="#000000" style:font-name="Utopia-Regular" officeooo:rsid="001e2170"/>
    </style:style>
    <style:style style:name="T5" style:family="text">
      <style:text-properties fo:color="#000000" style:font-name="Utopia-Regular" officeooo:rsid="001c64df"/>
    </style:style>
    <style:style style:name="T6" style:family="text">
      <style:text-properties style:font-name="Inconsolata"/>
    </style:style>
    <style:style style:name="T7" style:family="text">
      <style:text-properties style:font-name="Inconsolata" fo:font-size="12pt" officeooo:rsid="00103bdf" style:font-size-asian="12pt" style:font-size-complex="12pt"/>
    </style:style>
    <style:style style:name="T8" style:family="text">
      <style:text-properties style:font-name="Inconsolata" officeooo:rsid="0013ec3f"/>
    </style:style>
    <style:style style:name="T9" style:family="text">
      <style:text-properties officeooo:rsid="001500db"/>
    </style:style>
    <style:style style:name="T10" style:family="text">
      <style:text-properties officeooo:rsid="0018c817"/>
    </style:style>
    <style:style style:name="T11" style:family="text">
      <style:text-properties style:font-name="Utopia-Regular"/>
    </style:style>
    <style:style style:name="T12" style:family="text">
      <style:text-properties style:font-name="Utopia-Regular" officeooo:rsid="001ab9de"/>
    </style:style>
    <style:style style:name="T13" style:family="text">
      <style:text-properties style:font-name="Utopia-Regular" officeooo:rsid="001c64df"/>
    </style:style>
    <style:style style:name="T14" style:family="text">
      <style:text-properties style:font-name="Utopia-Regular" officeooo:rsid="001d3df7"/>
    </style:style>
    <style:style style:name="T15" style:family="text">
      <style:text-properties style:font-name="Utopia-Regular" officeooo:rsid="001e2170"/>
    </style:style>
    <style:style style:name="T16" style:family="text">
      <style:text-properties style:font-name="Utopia-Regular" officeooo:rsid="001fc89b"/>
    </style:style>
    <style:style style:name="T17" style:family="text">
      <style:text-properties style:font-name="Utopia-Bold" fo:font-weight="bold" style:font-weight-asian="bold"/>
    </style:style>
    <style:style style:name="T18" style:family="text">
      <style:text-properties style:font-name="Utopia-Bold" fo:font-weight="bold" officeooo:rsid="001e2170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– No terminal digite o seguinte comando e depois tecle enter:</text:p>
      <text:p text:style-name="P1">c:/mysql -u root -p</text:p>
      <text:p text:style-name="P1"/>
      <text:p text:style-name="P2"><text:span text:style-name="T1">2</text:span> – Caso exista uma base de dados chamada livraria, remova-a. Utilize o comando SHOW DATABASES para listar as bases de dados existentes e o comando DROP DATABASE para remover a base livraria se ela existir.</text:p>
      <text:p text:style-name="P2"><text:tab/><text:span text:style-name="T2">SHOW DATABASES;</text:span></text:p>
      <text:p text:style-name="P2"/>
      <text:p text:style-name="P2"><text:tab/><text:span text:style-name="T2">DROP TABLE livraria;</text:span></text:p>
      <text:p text:style-name="P2"/>
      <text:p text:style-name="P3"><text:span text:style-name="T1">3</text:span> – Crie uma nova base de dados chamada livraria. Utilize o comando CREATE DATABASE. Você vai utilizar esta base nos exercícios seguintes.</text:p>
      <text:p text:style-name="P3"><text:tab/>CREATE DATABASE livraria;</text:p>
      <text:p text:style-name="P3"/>
      <text:p text:style-name="P4">4 – Temos que criar agora a tabela editora.</text:p>
      <text:p text:style-name="P6"><text:span text:style-name="T3"><text:tab/></text:span><text:span text:style-name="T7">USE livraria ;</text:span></text:p>
      <text:p text:style-name="P17"><text:tab/>CREATE TABLE Editora (</text:p>
      <text:p text:style-name="P17"><text:tab/>id BIGINT NOT NULL AUTO_INCREMENT ,</text:p>
      <text:p text:style-name="P17"><text:tab/>nome VARCHAR (255) NOT NULL ,</text:p>
      <text:p text:style-name="P17"><text:tab/>email VARCHAR (255) NOT NULL ,</text:p>
      <text:p text:style-name="P17"><text:tab/>PRIMARY KEY (id)</text:p>
      <text:p text:style-name="P17"><text:tab/>)</text:p>
      <text:p text:style-name="P17"><text:tab/>ENGINE = InnoDB ;</text:p>
      <text:p text:style-name="P16"/>
      <text:p text:style-name="P16">5 – Temos que criar agora a tabela livro.</text:p>
      <text:p text:style-name="P18"><text:tab/>USE livraria ;</text:p>
      <text:p text:style-name="P21"><text:tab/>CREATE TABLE Livro (</text:p>
      <text:p text:style-name="P21"><text:tab/>id BIGINT NOT NULL AUTO_INCREMENT ,</text:p>
      <text:p text:style-name="P21"><text:tab/>titulo VARCHAR (255) NOT NULL ,</text:p>
      <text:p text:style-name="P21"><text:tab/>preco DOUBLE NOT NULL ,</text:p>
      <text:p text:style-name="P21"><text:tab/>editora_id BIGINT NOT NULL ,</text:p>
      <text:p text:style-name="P21"><text:tab/>PRIMARY KEY (id),</text:p>
      <text:p text:style-name="P21"><text:tab/>CONSTRAINT fk_editora FOREIGN KEY fk_editora ( editora_id )</text:p>
      <text:p text:style-name="P21"><text:tab/>REFERENCES Editora (id)</text:p>
      <text:p text:style-name="P21"><text:tab/>ON DELETE RESTRICT</text:p>
      <text:p text:style-name="P21"><text:tab/>ON UPDATE RESTRICT</text:p>
      <text:p text:style-name="P21"><text:tab/>)</text:p>
      <text:p text:style-name="P21"><text:tab/>ENGINE = InnoDB ;</text:p>
      <text:p text:style-name="P7"/>
      <text:p text:style-name="P8"><text:span text:style-name="T9">6</text:span> – <text:span text:style-name="T9">Agora vamos inserir dados na tabela editora.</text:span></text:p>
      <text:p text:style-name="P19"><text:tab/>INSERT INTO Editora (nome , email ) VALUES (‘Oreilly ‘, ‘ oreilly@email .com ‘);</text:p>
      <text:p text:style-name="P21"><text:tab/>INSERT INTO Editora (nome , email ) VALUES (‘Wrox ‘, ‘wrox@email . com ‘);</text:p>
      <text:p text:style-name="P21"><text:tab/>INSERT INTO Editora (nome , email ) VALUES (‘Apress ‘, ‘ apress@email .com ‘);</text:p>
      <text:p text:style-name="P8"/>
      <text:p text:style-name="P9"><text:span text:style-name="T10">7</text:span> – <text:span text:style-name="T9">Agora vamos inserir dados na tabela livro.</text:span></text:p>
      <text:p text:style-name="P20"><text:tab/>INSERT INTO Livro (titulo , preco , editora_id ) VALUES (‘Aprendendo C#‘, 89.9 , 1);</text:p>
      <text:p text:style-name="P13"><text:span text:style-name="T8"><text:tab/>INSERT INTO Livro (titulo , preco , editora_id ) VALUES (‘Introdução ao JSF 2‘,</text:span><text:span text:style-name="T6">122.9, 3);</text:span></text:p>
      <text:p text:style-name="P21"><text:soft-page-break/><text:tab/>INSERT INTO Livro (titulo , preco , editora_id ) VALUES (‘JSF 2 Avançado ‘, 149.9, 3);</text:p>
      <text:p text:style-name="P9"/>
      <text:p text:style-name="P10"><text:span text:style-name="T11">8 – Consulte os registros da tabela Editora e da tabela Livro. Utilize o comando </text:span><text:span text:style-name="T17">SELECT</text:span><text:span text:style-name="T11">.</text:span></text:p>
      <text:p text:style-name="P10"><text:span text:style-name="T11"><text:tab/></text:span><text:span text:style-name="T12">SELECT *FROM Editora;</text:span></text:p>
      <text:p text:style-name="P22"><text:tab/>SELECT *FROM Livro;</text:p>
      <text:p text:style-name="P10"><text:span text:style-name="T13">9 – </text:span><text:span text:style-name="T12">Altere </text:span><text:span text:style-name="T14">um</text:span><text:span text:style-name="T12"> registro da tabela Livro. Utilize o comando </text:span><text:span text:style-name="T17">UPDATE</text:span><text:span text:style-name="T11">.</text:span></text:p>
      <text:p text:style-name="P23"><text:tab/>UPDATE Livro SET preco=92.9 WHERE id=1;</text:p>
      <text:p text:style-name="P23"/>
      <text:p text:style-name="P11"><text:span text:style-name="T15">10</text:span><text:span text:style-name="T13"> – </text:span><text:span text:style-name="T12">Altere </text:span><text:span text:style-name="T14">um</text:span><text:span text:style-name="T12"> registro da tabela </text:span><text:span text:style-name="T15">Editora</text:span><text:span text:style-name="T12">. Utilize o comando </text:span><text:span text:style-name="T17">UPDATE</text:span><text:span text:style-name="T11">.</text:span></text:p>
      <text:p text:style-name="P14"><text:span text:style-name="T11"><text:tab/>UPDATE </text:span><text:span text:style-name="T15">Editora</text:span><text:span text:style-name="T11"> SET </text:span><text:span text:style-name="T15">nome</text:span><text:span text:style-name="T11">=</text:span><text:span text:style-name="T15">'OReilly'</text:span><text:span text:style-name="T11"> WHERE id=1;</text:span></text:p>
      <text:p text:style-name="P22"/>
      <text:p text:style-name="P11"><text:span text:style-name="T15">11</text:span><text:span text:style-name="T13">– </text:span><text:span text:style-name="T15">Remova u</text:span><text:span text:style-name="T14">m</text:span><text:span text:style-name="T12"> registro da tabela Livro. Utilize o comando </text:span><text:span text:style-name="T18">DELETE</text:span><text:span text:style-name="T12">.</text:span></text:p>
      <text:p text:style-name="P12"><text:span text:style-name="T12"><text:tab/></text:span><text:span text:style-name="T15">DELETE FROM Livro </text:span><text:span text:style-name="T14">WHERE</text:span><text:span text:style-name="T15"> id=2;</text:span></text:p>
      <text:p text:style-name="P24"/>
      <text:p text:style-name="P5"><text:span text:style-name="T4">12</text:span><text:span text:style-name="T5">– </text:span><text:span text:style-name="T4">Remova um registro da tabela Editora. Preste atenção para não remover uma editora que </text:span><text:span text:style-name="T11">tenha algum livro relacionado já adicionado no banco. Utilize o comando </text:span><text:span text:style-name="T17">DELETE</text:span><text:span text:style-name="T11">.</text:span></text:p>
      <text:p text:style-name="P12"><text:span text:style-name="T12"><text:tab/></text:span><text:span text:style-name="T15">DELETE FROM </text:span><text:span text:style-name="T16">Editora</text:span><text:span text:style-name="T15"> </text:span><text:span text:style-name="T14">WHERE</text:span><text:span text:style-name="T15"> id=2;</text:span></text:p>
      <text:p text:style-name="P25"/>
      <text:p text:style-name="P15"><text:span text:style-name="T15">1</text:span><text:span text:style-name="T11">3 – Faça uma consulta para buscar todos os livros de uma determinada editora.</text:span></text:p>
      <text:p text:style-name="P26"><text:tab/>SELECT *FROM Livro as L, Editora as E WHERE L.editora_id=E.id and E.id=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Inconsolata" svg:font-family="Inconsolata" style:font-family-generic="roman"/>
    <style:font-face style:name="Utopia-Bold" svg:font-family="Utopia-Bold" style:font-family-generic="roman"/>
    <style:font-face style:name="Utopia-Regular" svg:font-family="Utopia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18:12:47.209000000</meta:creation-date>
    <dc:date>2019-09-11T21:26:10.673496398</dc:date>
    <meta:editing-duration>PT2H4M54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2" meta:paragraph-count="51" meta:word-count="415" meta:character-count="2450" meta:non-whitespace-character-count="2038"/>
  </office:meta>
</office:document-meta>
</file>